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3.052cm" fo:min-width="9.91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416cm" fo:min-width="12.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052cm" fo:min-width="12.6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1.584cm" fo:min-width="7.176cm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00ccff" draw:textarea-horizontal-align="justify" draw:textarea-vertical-align="middle" draw:auto-grow-height="false" fo:min-height="1.584cm" fo:min-width="6.16cm"/>
    </style:style>
    <style:style style:name="gr9" style:family="graphic" style:parent-style-name="objectwithoutfill">
      <style:graphic-properties draw:stroke="dash" draw:stroke-dash="Fine_20_Dashed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132cm" fo:min-width="1.731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 fo:text-align="star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99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00ccff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ffffff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4" draw:layer="layout" svg:width="10.414cm" svg:height="3.302cm" svg:x="0.254cm" svg:y="3.048cm">
          <text:p text:style-name="P1"><text:span text:style-name="T1">struct net_device </text:span><text:span text:style-name="T2">(vif1.0)</text:span></text:p>
          <text:list text:style-name="L1">
            <text:list-item>
              <text:p text:style-name="P2">rx_handler_func_t *rx_handler</text:p>
            </text:list-item>
            <text:list-item>
              <text:p text:style-name="P3">void *rx_handler_data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0.414cm" svg:height="3.302cm" svg:x="10.668cm" svg:y="13.208cm">
          <text:p text:style-name="P1"><text:span text:style-name="T1">struct net_bridge_port</text:span></text:p>
          <text:list text:style-name="L1">
            <text:list-item>
              <text:p text:style-name="P2">struct net_bridge *br</text:p>
            </text:list-item>
            <text:list-item>
              <text:p text:style-name="P3">struct net_device *dev</text:p>
            </text:list-item>
            <text:list-item>
              <text:p text:style-name="P3">struct list_head list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3.1cm" svg:height="1.666cm" svg:x="21.19cm" svg:y="1.27cm">
          <text:p text:style-name="P5"><text:span text:style-name="T1">struct net_device </text:span><text:span text:style-name="T2">(xenbr0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1cm" svg:height="3.302cm" svg:x="21.19cm" svg:y="2.934cm">
          <text:p text:style-name="P1"><text:span text:style-name="T1">struct net_bridge</text:span></text:p>
          <text:list text:style-name="L1">
            <text:list-item>
              <text:p text:style-name="P2">struct list_head port_list</text:p>
            </text:list-item>
            <text:list-item>
              <text:p text:style-name="P3">Struct hlist_head hash[BR_HASH_SIZE]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2.032cm" svg:x="11.938cm" svg:y="0.762cm">
          <text:p text:style-name="P5">netif_receive_skb(skb)</text:p>
          <text:p text:style-name="P5">// skb→dev = vif1.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7.874cm" svg:height="2.032cm" svg:x="11.883cm" svg:y="3.892cm">
          <text:p text:style-name="P5">br_handle_frame</text:p>
          <text:p text:style-name="P5">// check bridging tabl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7.874cm" svg:height="2.032cm" svg:x="11.884cm" svg:y="6.893cm">
          <text:p text:style-name="P5">br_forw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7.874cm" svg:height="2.032cm" svg:x="11.885cm" svg:y="9.994cm">
          <text:p text:style-name="P5">set skb→dev = bond0</text:p>
          <text:p text:style-name="P5">call bond0.ndo_start_xm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7" draw:layer="layout" svg:x1="9.906cm" svg:y1="4.826cm" svg:x2="13.462cm" svg:y2="4.572cm">
          <text:p/>
        </draw:line>
        <draw:frame draw:style-name="gr6" draw:text-style-name="P8" draw:layer="layout" svg:width="0.875cm" svg:height="0.962cm" svg:x="10.722cm" svg:y="3.864cm">
          <draw:text-box>
            <text:p><text:span text:style-name="T3">=</text:span></text:p>
          </draw:text-box>
        </draw:frame>
        <draw:line draw:style-name="gr7" draw:text-style-name="P7" draw:layer="layout" svg:x1="15.894cm" svg:y1="2.794cm" svg:x2="15.894cm" svg:y2="3.892cm">
          <text:p/>
        </draw:line>
        <draw:line draw:style-name="gr7" draw:text-style-name="P7" draw:layer="layout" svg:x1="15.894cm" svg:y1="5.894cm" svg:x2="15.894cm" svg:y2="6.992cm">
          <text:p/>
        </draw:line>
        <draw:line draw:style-name="gr7" draw:text-style-name="P7" draw:layer="layout" svg:x1="15.894cm" svg:y1="8.894cm" svg:x2="15.894cm" svg:y2="9.992cm">
          <text:p/>
        </draw:line>
        <draw:custom-shape draw:style-name="gr8" draw:text-style-name="P9" draw:layer="layout" svg:width="6.858cm" svg:height="2.032cm" svg:x="22.308cm" svg:y="10.024cm">
          <text:p text:style-name="P5"><text:span text:style-name="T3">bond_start_x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7" draw:layer="layout" svg:x1="7.366cm" svg:y1="5.588cm" svg:x2="11.176cm" svg:y2="5.588cm">
          <text:p/>
        </draw:line>
        <draw:line draw:style-name="gr5" draw:text-style-name="P7" draw:layer="layout" svg:x1="11.176cm" svg:y1="5.588cm" svg:x2="11.176cm" svg:y2="13.208cm">
          <text:p/>
        </draw:line>
        <draw:line draw:style-name="gr9" draw:text-style-name="P7" draw:layer="layout" svg:x1="10.922cm" svg:y1="15.394cm" svg:x2="4.064cm" svg:y2="15.394cm">
          <text:p/>
        </draw:line>
        <draw:line draw:style-name="gr5" draw:text-style-name="P7" draw:layer="layout" svg:x1="4.064cm" svg:y1="15.394cm" svg:x2="4.064cm" svg:y2="6.35cm">
          <text:p/>
        </draw:line>
        <draw:line draw:style-name="gr9" draw:text-style-name="P7" draw:layer="layout" svg:x1="17.272cm" svg:y1="14.732cm" svg:x2="32.004cm" svg:y2="14.732cm">
          <text:p/>
        </draw:line>
        <draw:line draw:style-name="gr5" draw:text-style-name="P7" draw:layer="layout" svg:x1="32.004cm" svg:y1="14.732cm" svg:x2="32.004cm" svg:y2="6.236cm">
          <text:p/>
        </draw:line>
        <draw:custom-shape draw:style-name="gr10" draw:text-style-name="P5" draw:layer="layout" svg:width="2.549cm" svg:height="0.762cm" svg:x="19.759cm" svg:y="10.5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02-28T14:56:27.944891714</dc:date>
    <meta:editing-duration>PT3H31M12S</meta:editing-duration>
    <meta:editing-cycles>312</meta:editing-cycles>
    <meta:generator>LibreOffice/5.1.4.2$Linux_X86_64 LibreOffice_project/10m0$Build-2</meta:generator>
    <meta:document-statistic meta:object-count="44"/>
  </office:meta>
</office:document-meta>
</file>